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P2" style:family="paragraph" style:parent-style-name="Standard">
      <style:text-properties fo:font-size="16pt" officeooo:rsid="001eb859" officeooo:paragraph-rsid="001eb859" style:font-size-asian="16pt" style:font-size-complex="16pt"/>
    </style:style>
    <style:style style:name="P3" style:family="paragraph" style:parent-style-name="Standard">
      <style:text-properties fo:font-size="16pt" officeooo:rsid="00200b61" officeooo:paragraph-rsid="00200b61" style:font-size-asian="16pt" style:font-size-complex="16pt"/>
    </style:style>
    <style:style style:name="P4" style:family="paragraph" style:parent-style-name="Standard">
      <style:text-properties fo:font-size="16pt" officeooo:rsid="00299c63" officeooo:paragraph-rsid="00299c63" style:font-size-asian="16pt" style:font-size-complex="16pt"/>
    </style:style>
    <style:style style:name="P5" style:family="paragraph" style:parent-style-name="Standard">
      <style:text-properties fo:font-size="14pt" fo:font-weight="bold" officeooo:rsid="001b29d8" officeooo:paragraph-rsid="001b29d8" style:font-size-asian="14pt" style:font-weight-asian="bold" style:font-size-complex="14pt" style:font-weight-complex="bold"/>
    </style:style>
    <style:style style:name="P6" style:family="paragraph" style:parent-style-name="Standard">
      <style:text-properties fo:font-size="14pt" fo:font-weight="normal" officeooo:rsid="001b29d8" officeooo:paragraph-rsid="001b29d8" style:font-size-asian="14pt" style:font-weight-asian="normal" style:font-size-complex="14pt" style:font-weight-complex="normal"/>
    </style:style>
    <style:style style:name="P7" style:family="paragraph" style:parent-style-name="Standard">
      <style:text-properties style:font-name="Liberation Serif" fo:font-size="16pt" officeooo:rsid="00062561" officeooo:paragraph-rsid="00062561" style:font-size-asian="16pt" style:font-size-complex="16pt"/>
    </style:style>
    <style:style style:name="P8" style:family="paragraph" style:parent-style-name="Standard">
      <style:text-properties style:font-name="Liberation Serif" fo:font-size="16pt" officeooo:rsid="00062561" officeooo:paragraph-rsid="0021a9c7" style:font-size-asian="16pt" style:font-size-complex="16pt"/>
    </style:style>
    <style:style style:name="P9" style:family="paragraph" style:parent-style-name="Standard">
      <style:text-properties style:font-name="Liberation Serif" fo:font-size="16pt" fo:font-weight="bold" officeooo:rsid="019f609a" officeooo:paragraph-rsid="019f609a"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Liberation Serif" fo:font-size="14pt" officeooo:rsid="000d57cb" officeooo:paragraph-rsid="000d57cb" style:font-size-asian="14pt" style:font-size-complex="14pt"/>
    </style:style>
    <style:style style:name="P11" style:family="paragraph" style:parent-style-name="Standard">
      <style:paragraph-properties fo:text-align="justify" style:justify-single-word="false"/>
      <style:text-properties style:font-name="Liberation Serif" fo:font-size="14pt" officeooo:rsid="0007e6db" officeooo:paragraph-rsid="0025d415" style:font-size-asian="14pt" style:font-size-complex="14pt"/>
    </style:style>
    <style:style style:name="P12" style:family="paragraph" style:parent-style-name="Standard">
      <style:paragraph-properties fo:text-align="justify" style:justify-single-word="false"/>
      <style:text-properties style:font-name="Liberation Serif" fo:font-size="14pt" officeooo:rsid="0007e6db" officeooo:paragraph-rsid="0145dee8" style:font-size-asian="14pt" style:font-size-complex="14pt"/>
    </style:style>
    <style:style style:name="P13" style:family="paragraph" style:parent-style-name="Standard">
      <style:text-properties style:font-name="Liberation Serif" fo:font-size="14pt" fo:font-weight="bold" officeooo:rsid="00062561" officeooo:paragraph-rsid="00062561"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Liberation Serif" fo:font-size="14pt" fo:font-weight="bold" officeooo:rsid="00062561" officeooo:paragraph-rsid="00062561" style:font-size-asian="14pt" style:font-weight-asian="bold" style:font-size-complex="14pt" style:font-weight-complex="bold"/>
    </style:style>
    <style:style style:name="P15" style:family="paragraph" style:parent-style-name="Standard">
      <style:text-properties style:font-name="Liberation Serif" fo:font-size="14pt" fo:font-weight="bold" officeooo:rsid="000db1f2" officeooo:paragraph-rsid="000d57cb"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Liberation Serif" fo:font-size="14pt" fo:font-weight="normal" officeooo:rsid="0105c1a5" officeooo:paragraph-rsid="010ad3bc" style:font-name-asian="Liberation Serif1" style:font-size-asian="14pt" style:font-weight-asian="normal" style:font-name-complex="Liberation Serif1" style:font-size-complex="14pt" style:font-weight-complex="normal"/>
    </style:style>
    <style:style style:name="P17" style:family="paragraph" style:parent-style-name="Standard">
      <style:paragraph-properties fo:text-align="justify" style:justify-single-word="false"/>
      <style:text-properties style:font-name="Liberation Serif" fo:font-size="14pt" fo:font-weight="normal" officeooo:rsid="014bfbbb" officeooo:paragraph-rsid="014bfbbb" style:font-name-asian="Liberation Serif1" style:font-size-asian="14pt" style:font-weight-asian="normal" style:font-name-complex="Liberation Serif1" style:font-size-complex="14pt" style:font-weight-complex="normal"/>
    </style:style>
    <style:style style:name="P18" style:family="paragraph" style:parent-style-name="Standard">
      <style:paragraph-properties fo:text-align="justify" style:justify-single-word="false"/>
      <style:text-properties style:font-name="Liberation Serif" fo:font-size="14pt" fo:font-weight="normal" officeooo:rsid="015ebad9" officeooo:paragraph-rsid="010ad3bc" style:font-name-asian="Liberation Serif1" style:font-size-asian="14pt" style:font-weight-asian="normal" style:font-name-complex="Liberation Serif1" style:font-size-complex="14pt" style:font-weight-complex="normal"/>
    </style:style>
    <style:style style:name="P19" style:family="paragraph" style:parent-style-name="Standard">
      <style:paragraph-properties fo:text-align="justify" style:justify-single-word="false"/>
      <style:text-properties style:font-name="Liberation Serif" fo:font-size="14pt" fo:font-weight="normal" officeooo:rsid="01669a8b" officeooo:paragraph-rsid="010ad3bc" style:font-name-asian="Liberation Serif1" style:font-size-asian="14pt" style:font-weight-asian="normal" style:font-name-complex="Liberation Serif1" style:font-size-complex="14pt" style:font-weight-complex="normal"/>
    </style:style>
    <style:style style:name="P20" style:family="paragraph" style:parent-style-name="Standard">
      <style:paragraph-properties fo:text-align="justify" style:justify-single-word="false"/>
      <style:text-properties style:font-name="Liberation Serif" fo:font-size="14pt" fo:font-weight="normal" officeooo:rsid="0007e6db" officeooo:paragraph-rsid="014bfbbb"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Liberation Serif" fo:font-size="14pt" fo:font-weight="normal" officeooo:rsid="0007e6db" officeooo:paragraph-rsid="0157608d"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Liberation Serif" fo:font-size="14pt" fo:font-weight="normal" officeooo:rsid="00062561" officeooo:paragraph-rsid="010ad3bc"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erif" fo:font-size="14pt" fo:font-weight="normal" officeooo:rsid="00062561" officeooo:paragraph-rsid="01889652"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062561" officeooo:paragraph-rsid="018adbaf" style:font-size-asian="14pt" style:font-weight-asian="normal" style:font-size-complex="14pt" style:font-weight-complex="normal"/>
    </style:style>
    <style:style style:name="P25" style:family="paragraph" style:parent-style-name="Standard">
      <style:text-properties style:font-name="DejaVu Sans" fo:font-size="16pt" officeooo:rsid="00200b61" officeooo:paragraph-rsid="001eb859" style:font-size-asian="16pt" style:font-size-complex="16pt"/>
    </style:style>
    <style:style style:name="P26" style:family="paragraph" style:parent-style-name="Standard">
      <style:text-properties style:font-name="DejaVu Sans" fo:font-size="12pt" fo:font-style="italic" fo:font-weight="bold" officeooo:rsid="002eb748" officeooo:paragraph-rsid="002eb748" style:font-size-asian="12pt" style:font-style-asian="italic" style:font-weight-asian="bold" style:font-size-complex="12pt" style:font-style-complex="italic" style:font-weight-complex="bold"/>
    </style:style>
    <style:style style:name="P27" style:family="paragraph" style:parent-style-name="Standard">
      <style:text-properties style:font-name="DejaVu Sans" fo:font-size="12pt" fo:font-weight="bold" officeooo:rsid="002eb748" officeooo:paragraph-rsid="014748db" style:font-size-asian="12pt" style:font-weight-asian="bold" style:font-size-complex="12pt" style:font-weight-complex="bold"/>
    </style:style>
    <style:style style:name="P28" style:family="paragraph" style:parent-style-name="Standard">
      <style:text-properties style:font-name="DejaVu Sans" fo:font-size="12pt" fo:font-weight="bold" officeooo:rsid="002eb748" officeooo:paragraph-rsid="013a6ff1" style:font-size-asian="12pt" style:font-weight-asian="bold" style:font-size-complex="12pt" style:font-weight-complex="bold"/>
    </style:style>
    <style:style style:name="P29" style:family="paragraph" style:parent-style-name="Standard">
      <style:text-properties style:font-name="DejaVu Sans" fo:font-size="12pt" fo:font-weight="bold" officeooo:rsid="002eb748" officeooo:paragraph-rsid="002eb748" style:font-size-asian="12pt" style:font-weight-asian="bold" style:font-size-complex="12pt" style:font-weight-complex="bold"/>
    </style:style>
    <style:style style:name="P30" style:family="paragraph" style:parent-style-name="Standard">
      <style:text-properties style:font-name="DejaVu Sans" fo:font-size="12pt" fo:font-weight="bold" officeooo:rsid="002eb748" officeooo:paragraph-rsid="01595e54" style:font-size-asian="12pt" style:font-weight-asian="bold" style:font-size-complex="12pt" style:font-weight-complex="bold"/>
    </style:style>
    <style:style style:name="P31" style:family="paragraph" style:parent-style-name="Standard">
      <style:text-properties style:font-name="DejaVu Sans" fo:font-size="12pt" fo:font-weight="bold" officeooo:rsid="002eb748" officeooo:paragraph-rsid="01602221" style:font-size-asian="12pt" style:font-weight-asian="bold" style:font-size-complex="12pt" style:font-weight-complex="bold"/>
    </style:style>
    <style:style style:name="P32" style:family="paragraph" style:parent-style-name="Standard">
      <style:text-properties style:font-name="DejaVu Sans" fo:font-size="12pt" fo:font-style="normal" style:text-underline-style="none" fo:font-weight="normal" officeooo:rsid="0147ebfc" officeooo:paragraph-rsid="01595e54" style:font-size-asian="12pt" style:font-style-asian="normal" style:font-weight-asian="normal" style:font-size-complex="12pt" style:font-style-complex="normal" style:font-weight-complex="normal"/>
    </style:style>
    <style:style style:name="P33" style:family="paragraph" style:parent-style-name="Standard">
      <style:text-properties style:font-name="DejaVu Sans" fo:font-size="12pt" fo:font-style="normal" style:text-underline-style="none" fo:font-weight="normal" officeooo:rsid="0147ebfc" officeooo:paragraph-rsid="0167de6e" style:font-size-asian="12pt" style:font-style-asian="normal" style:font-weight-asian="normal" style:font-size-complex="12pt" style:font-style-complex="normal" style:font-weight-complex="normal"/>
    </style:style>
    <style:style style:name="P34" style:family="paragraph" style:parent-style-name="Standard">
      <style:text-properties style:font-name="DejaVu Sans" fo:font-size="14pt" style:text-underline-style="none" fo:font-weight="normal" officeooo:rsid="00ca5e42" officeooo:paragraph-rsid="004e407b" style:font-size-asian="14pt" style:font-weight-asian="normal" style:font-size-complex="14pt" style:font-weight-complex="normal"/>
    </style:style>
    <style:style style:name="P35" style:family="paragraph" style:parent-style-name="Standard">
      <style:paragraph-properties fo:padding="0.049cm" fo:border="0.06pt solid #000000" style:shadow="#808080 0.18cm 0.18cm"/>
      <style:text-properties fo:font-size="12pt" fo:font-weight="bold" officeooo:rsid="002eb748" officeooo:paragraph-rsid="002eb748" style:font-size-asian="12pt" style:font-weight-asian="bold" style:font-size-complex="12pt" style:font-weight-complex="bold"/>
    </style:style>
    <style:style style:name="P36" style:family="paragraph" style:parent-style-name="Standard">
      <style:paragraph-properties fo:text-align="center" style:justify-single-word="false" fo:padding="0.049cm" fo:border="0.06pt solid #000000" style:shadow="#808080 0.18cm 0.18cm"/>
      <style:text-properties style:font-name="DejaVu Sans" fo:font-size="12pt" fo:font-style="italic" fo:font-weight="bold" officeooo:rsid="004c47bd" officeooo:paragraph-rsid="004c47bd" style:font-size-asian="12pt" style:font-style-asian="italic" style:font-weight-asian="bold" style:font-size-complex="12pt" style:font-style-complex="italic" style:font-weight-complex="bold"/>
    </style:style>
    <style:style style:name="P37" style:family="paragraph" style:parent-style-name="Standard">
      <style:paragraph-properties fo:padding="0.049cm" fo:border="0.06pt solid #000000" style:shadow="#808080 0.18cm 0.18cm"/>
      <style:text-properties style:font-name="DejaVu Sans" fo:font-size="12pt" fo:font-weight="bold" officeooo:rsid="002eb748" officeooo:paragraph-rsid="014748db" style:font-size-asian="12pt" style:font-weight-asian="bold" style:font-size-complex="12pt" style:font-weight-complex="bold"/>
    </style:style>
    <style:style style:name="P38" style:family="paragraph" style:parent-style-name="Standard">
      <style:paragraph-properties fo:padding="0.049cm" fo:border="0.06pt solid #000000" style:shadow="#808080 0.18cm 0.18cm"/>
      <style:text-properties style:font-name="DejaVu Sans" fo:font-size="12pt" fo:font-weight="bold" officeooo:rsid="002eb748" officeooo:paragraph-rsid="013a6ff1" style:font-size-asian="12pt" style:font-weight-asian="bold" style:font-size-complex="12pt" style:font-weight-complex="bold"/>
    </style:style>
    <style:style style:name="P39" style:family="paragraph" style:parent-style-name="Standard">
      <style:paragraph-properties fo:padding="0.049cm" fo:border="0.06pt solid #000000" style:shadow="#808080 0.18cm 0.18cm"/>
      <style:text-properties style:font-name="DejaVu Sans" fo:font-size="12pt" fo:font-weight="bold" officeooo:rsid="002eb748" officeooo:paragraph-rsid="01595e54" style:font-size-asian="12pt" style:font-weight-asian="bold" style:font-size-complex="12pt" style:font-weight-complex="bold"/>
    </style:style>
    <style:style style:name="P40" style:family="paragraph" style:parent-style-name="Standard">
      <style:paragraph-properties fo:padding="0.049cm" fo:border="0.06pt solid #000000" style:shadow="#808080 0.18cm 0.18cm"/>
      <style:text-properties style:font-name="DejaVu Sans" fo:font-size="12pt" fo:font-weight="bold" officeooo:rsid="002eb748" officeooo:paragraph-rsid="01602221" style:font-size-asian="12pt" style:font-weight-asian="bold" style:font-size-complex="12pt" style:font-weight-complex="bold"/>
    </style:style>
    <style:style style:name="P41"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officeooo:paragraph-rsid="01602221" style:font-size-asian="12pt" style:font-size-complex="12pt"/>
    </style:style>
    <style:style style:name="P42"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officeooo:paragraph-rsid="01655c0e" style:font-size-asian="12pt" style:font-size-complex="12pt"/>
    </style:style>
    <style:style style:name="P43"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officeooo:paragraph-rsid="017aad2c" style:font-size-asian="12pt" style:font-size-complex="12pt"/>
    </style:style>
    <style:style style:name="P44"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officeooo:paragraph-rsid="01ba6fa3" style:font-size-asian="12pt" style:font-size-complex="12pt"/>
    </style:style>
    <style:style style:name="P45"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fo:font-style="normal" style:text-underline-style="none" fo:font-weight="normal" officeooo:paragraph-rsid="01602221" style:font-name-asian="DejaVu Sans" style:font-size-asian="12pt" style:font-style-asian="normal" style:font-weight-asian="normal" style:font-name-complex="DejaVu Sans" style:font-size-complex="12pt" style:font-style-complex="normal" style:font-weight-complex="normal"/>
    </style:style>
    <style:style style:name="P46"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fo:font-style="normal" style:text-underline-style="none" fo:font-weight="normal" officeooo:rsid="0147ebfc" officeooo:paragraph-rsid="0167de6e" style:font-size-asian="12pt" style:font-style-asian="normal" style:font-weight-asian="normal" style:font-size-complex="12pt" style:font-style-complex="normal" style:font-weight-complex="normal"/>
    </style:style>
    <style:style style:name="P47"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fo:font-style="normal" style:text-underline-style="none" fo:font-weight="normal" officeooo:rsid="0147ebfc" officeooo:paragraph-rsid="01bdd889" style:font-size-asian="12pt" style:font-style-asian="normal" style:font-weight-asian="normal" style:font-size-complex="12pt" style:font-style-complex="normal" style:font-weight-complex="normal"/>
    </style:style>
    <style:style style:name="P48"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fo:font-style="normal" style:text-underline-style="none" fo:font-weight="normal" officeooo:rsid="01bf701f" officeooo:paragraph-rsid="01bf701f" style:font-size-asian="12pt" style:font-style-asian="normal" style:font-weight-asian="normal" style:font-size-complex="12pt" style:font-style-complex="normal" style:font-weight-complex="normal"/>
    </style:style>
    <style:style style:name="P49"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fo:font-style="normal" fo:font-weight="normal" officeooo:paragraph-rsid="0167de6e" style:font-name-asian="DejaVu Sans" style:font-size-asian="12pt" style:font-style-asian="normal" style:font-weight-asian="normal" style:font-name-complex="DejaVu Sans" style:font-size-complex="12pt" style:font-style-complex="normal" style:font-weight-complex="normal"/>
    </style:style>
    <style:style style:name="P50" style:family="paragraph" style:parent-style-name="Preformatted_20_Text">
      <style:paragraph-properties fo:margin-left="0cm" fo:margin-right="0cm" fo:line-height="115%" fo:text-align="justify" style:justify-single-word="false" fo:text-indent="0cm" style:auto-text-indent="false" style:shadow="none"/>
      <style:text-properties style:font-name="DejaVu Sans" fo:font-size="12pt" fo:font-weight="normal" officeooo:paragraph-rsid="0167de6e" style:font-size-asian="12pt" style:font-weight-asian="normal" style:font-size-complex="12pt" style:font-weight-complex="normal"/>
    </style:style>
    <style:style style:name="P51" style:family="paragraph" style:parent-style-name="Preformatted_20_Text">
      <style:paragraph-properties fo:margin-left="0cm" fo:margin-right="0cm" fo:line-height="115%" fo:text-align="justify" style:justify-single-word="false" fo:text-indent="0.49cm" style:auto-text-indent="false" style:shadow="none"/>
      <style:text-properties style:font-name="DejaVu Sans" fo:font-size="12pt" officeooo:paragraph-rsid="0167de6e" style:font-size-asian="12pt" style:font-size-complex="12pt"/>
    </style:style>
    <style:style style:name="P52" style:family="paragraph" style:parent-style-name="Preformatted_20_Text">
      <style:paragraph-properties fo:margin-left="0cm" fo:margin-right="0cm" fo:line-height="115%" fo:text-align="justify" style:justify-single-word="false" fo:text-indent="0.49cm" style:auto-text-indent="false" style:shadow="none"/>
      <style:text-properties style:font-name="DejaVu Sans" fo:font-size="12pt" fo:font-style="normal" fo:font-weight="normal" officeooo:paragraph-rsid="0167de6e" style:font-name-asian="DejaVu Sans" style:font-size-asian="12pt" style:font-style-asian="normal" style:font-weight-asian="normal" style:font-name-complex="DejaVu Sans" style:font-size-complex="12pt" style:font-style-complex="normal" style:font-weight-complex="normal"/>
    </style:style>
    <style:style style:name="P53" style:family="paragraph" style:parent-style-name="Standard">
      <style:text-properties fo:font-size="12pt" officeooo:rsid="0011a706" officeooo:paragraph-rsid="0011a706" style:font-size-asian="12pt" style:font-size-complex="12pt"/>
    </style:style>
    <style:style style:name="P54" style:family="paragraph" style:parent-style-name="Standard">
      <style:paragraph-properties fo:text-align="justify" style:justify-single-word="false"/>
      <style:text-properties fo:font-size="12pt" fo:font-weight="normal" officeooo:rsid="0011a706" officeooo:paragraph-rsid="0106e9df"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bold" officeooo:rsid="0011a706" officeooo:paragraph-rsid="004349ac"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size="12pt" fo:font-weight="bold" officeooo:rsid="0011a706" officeooo:paragraph-rsid="01086fe7"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font-size="12pt" fo:font-weight="bold" officeooo:rsid="0011a706" officeooo:paragraph-rsid="0195dd7a" style:font-size-asian="12pt" style:font-weight-asian="bold" style:font-size-complex="12pt" style:font-weight-complex="bold"/>
    </style:style>
    <style:style style:name="P58" style:family="paragraph" style:parent-style-name="Standard">
      <style:text-properties style:font-name="Liberation Serif" fo:font-size="12pt" fo:font-weight="bold" officeooo:rsid="0021a9c7" officeooo:paragraph-rsid="004349ac" style:font-name-asian="Liberation Serif1" style:font-size-asian="12pt" style:font-weight-asian="bold" style:font-name-complex="Liberation Serif1" style:font-size-complex="12pt" style:font-weight-complex="bold"/>
    </style:style>
    <style:style style:name="P59" style:family="paragraph" style:parent-style-name="Standard">
      <style:text-properties style:font-name="Liberation Serif" fo:font-size="12pt" fo:font-weight="normal" officeooo:rsid="0021a9c7" officeooo:paragraph-rsid="004349ac" style:font-name-asian="Liberation Serif1" style:font-size-asian="12pt" style:font-weight-asian="normal" style:font-name-complex="Liberation Serif1" style:font-size-complex="12pt" style:font-weight-complex="normal"/>
    </style:style>
    <style:style style:name="P60" style:family="paragraph" style:parent-style-name="Standard">
      <style:text-properties style:font-name="Liberation Serif" fo:font-size="12pt" fo:font-weight="normal" officeooo:rsid="01256838" officeooo:paragraph-rsid="004349ac" style:font-name-asian="Liberation Serif1" style:font-size-asian="12pt" style:font-weight-asian="normal" style:font-name-complex="Liberation Serif1" style:font-size-complex="12pt" style:font-weight-complex="normal"/>
    </style:style>
    <style:style style:name="P61" style:family="paragraph" style:parent-style-name="Standard">
      <style:paragraph-properties fo:line-height="115%" style:shadow="none"/>
      <style:text-properties style:font-name="DejaVu Sans" fo:font-size="12pt" fo:font-style="normal" style:text-underline-style="none" fo:font-weight="normal" officeooo:rsid="0147ebfc" officeooo:paragraph-rsid="0147ebfc"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15%" style:shadow="none"/>
      <style:text-properties style:font-name="DejaVu Sans" fo:font-size="12pt" fo:font-style="normal" style:text-underline-style="none" fo:font-weight="normal" officeooo:rsid="0147ebfc" officeooo:paragraph-rsid="01595e54"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15%" fo:text-align="justify" style:justify-single-word="false" style:shadow="none"/>
      <style:text-properties style:font-name="DejaVu Sans" fo:font-size="12pt" fo:font-style="normal" style:text-underline-style="none" fo:font-weight="normal" officeooo:rsid="0147ebfc" officeooo:paragraph-rsid="0159ded6"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115%" fo:text-align="justify" style:justify-single-word="false" style:shadow="none"/>
      <style:text-properties style:font-name="DejaVu Sans" fo:font-size="12pt" fo:font-style="normal" style:text-underline-style="none" fo:font-weight="normal" officeooo:rsid="0147ebfc" officeooo:paragraph-rsid="01595e54"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15%" style:shadow="none"/>
      <style:text-properties style:font-name="DejaVu Sans" officeooo:paragraph-rsid="013a6ff1"/>
    </style:style>
    <style:style style:name="P66" style:family="paragraph" style:parent-style-name="Standard">
      <style:paragraph-properties fo:line-height="115%" style:shadow="none"/>
      <style:text-properties style:font-name="DejaVu Sans" officeooo:paragraph-rsid="013c1a45"/>
    </style:style>
    <style:style style:name="P67" style:family="paragraph" style:parent-style-name="Standard" style:list-style-name="L1">
      <style:paragraph-properties fo:line-height="115%" style:shadow="none"/>
      <style:text-properties style:font-name="DejaVu Sans" officeooo:rsid="013c1a45" officeooo:paragraph-rsid="013c1a45"/>
    </style:style>
    <style:style style:name="P68"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fo:padding="0.199cm" fo:border-left="0.06pt solid #000000" fo:border-right="none" fo:border-top="none" fo:border-bottom="none" style:shadow="none"/>
      <style:text-properties style:font-name="DejaVu Sans" fo:font-size="14pt" style:text-underline-style="none" fo:font-weight="normal" officeooo:rsid="00ca5e42" officeooo:paragraph-rsid="004e407b"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text-properties style:font-name="DejaVu Sans" fo:font-size="14pt" style:text-underline-style="none" fo:font-weight="normal" officeooo:rsid="00ca5e42" officeooo:paragraph-rsid="004e407b" style:font-size-asian="14pt" style:font-weight-asian="normal" style:font-size-complex="14pt" style:font-weight-complex="normal"/>
    </style:style>
    <style:style style:name="P70" style:family="paragraph" style:parent-style-name="Standard">
      <style:paragraph-properties fo:padding="0.049cm" fo:border="0.06pt solid #000000" style:shadow="#808080 0.18cm 0.18cm"/>
      <style:text-properties style:font-name="DejaVu Sans" fo:font-size="12pt" officeooo:paragraph-rsid="0167de6e" style:font-size-asian="12pt" style:font-size-complex="12pt"/>
    </style:style>
    <style:style style:name="T1" style:family="text">
      <style:text-properties officeooo:rsid="016e6b9e"/>
    </style:style>
    <style:style style:name="T2" style:family="text">
      <style:text-properties officeooo:rsid="0007e6db"/>
    </style:style>
    <style:style style:name="T3" style:family="text">
      <style:text-properties fo:font-weight="normal" style:font-weight-asian="normal" style:font-weight-complex="normal"/>
    </style:style>
    <style:style style:name="T4" style:family="text">
      <style:text-properties fo:font-weight="normal" officeooo:rsid="00d7e632" style:font-weight-asian="normal" style:font-weight-complex="normal"/>
    </style:style>
    <style:style style:name="T5" style:family="text">
      <style:text-properties fo:font-weight="normal" officeooo:rsid="01912143" style:font-weight-asian="normal" style:font-weight-complex="normal"/>
    </style:style>
    <style:style style:name="T6" style:family="text">
      <style:text-properties fo:font-weight="normal" officeooo:rsid="0195dd7a" style:font-weight-asian="normal" style:font-weight-complex="normal"/>
    </style:style>
    <style:style style:name="T7" style:family="text">
      <style:text-properties fo:font-weight="normal" officeooo:rsid="01a9e38b" style:font-weight-asian="normal" style:font-weight-complex="normal"/>
    </style:style>
    <style:style style:name="T8" style:family="text">
      <style:text-properties fo:font-weight="normal" officeooo:rsid="01ae0b77" style:font-weight-asian="normal" style:font-weight-complex="normal"/>
    </style:style>
    <style:style style:name="T9" style:family="text">
      <style:text-properties fo:font-weight="normal" officeooo:rsid="0021a9c7" style:font-name-asian="Liberation Serif1" style:font-weight-asian="normal" style:font-name-complex="Liberation Serif1" style:font-weight-complex="normal"/>
    </style:style>
    <style:style style:name="T10" style:family="text">
      <style:text-properties fo:font-weight="normal" officeooo:rsid="0099a8cc" style:font-name-asian="Liberation Serif1" style:font-weight-asian="normal" style:font-name-complex="Liberation Serif1" style:font-weight-complex="normal"/>
    </style:style>
    <style:style style:name="T11" style:family="text">
      <style:text-properties fo:font-weight="normal" officeooo:rsid="0157608d" style:font-name-asian="Liberation Serif1" style:font-weight-asian="normal" style:font-name-complex="Liberation Serif1" style:font-weight-complex="normal"/>
    </style:style>
    <style:style style:name="T12" style:family="text">
      <style:text-properties fo:font-weight="normal" officeooo:rsid="013eaa7d" style:font-name-asian="Liberation Serif1" style:font-weight-asian="normal" style:font-name-complex="Liberation Serif1" style:font-weight-complex="normal"/>
    </style:style>
    <style:style style:name="T13" style:family="text">
      <style:text-properties fo:font-weight="normal" officeooo:rsid="01a108ef" style:font-name-asian="Liberation Serif1" style:font-weight-asian="normal" style:font-name-complex="Liberation Serif1" style:font-weight-complex="normal"/>
    </style:style>
    <style:style style:name="T14" style:family="text">
      <style:text-properties fo:font-weight="normal" officeooo:rsid="016e6b9e" style:font-name-asian="DejaVu Sans" style:font-weight-asian="normal" style:font-name-complex="DejaVu Sans" style:font-weight-complex="normal"/>
    </style:style>
    <style:style style:name="T15" style:family="text">
      <style:text-properties fo:font-weight="bold" style:font-weight-asian="bold" style:font-weight-complex="bold"/>
    </style:style>
    <style:style style:name="T16" style:family="text">
      <style:text-properties fo:font-weight="bold" officeooo:rsid="000db1f2" style:font-weight-asian="bold" style:font-weight-complex="bold"/>
    </style:style>
    <style:style style:name="T17" style:family="text">
      <style:text-properties fo:font-weight="bold" officeooo:rsid="00276957" style:font-weight-asian="bold" style:font-weight-complex="bold"/>
    </style:style>
    <style:style style:name="T18" style:family="text">
      <style:text-properties fo:font-weight="bold" officeooo:rsid="002865a2" style:font-weight-asian="bold" style:font-weight-complex="bold"/>
    </style:style>
    <style:style style:name="T19" style:family="text">
      <style:text-properties fo:font-weight="bold" officeooo:rsid="00ecb1ed" style:font-weight-asian="bold" style:font-weight-complex="bold"/>
    </style:style>
    <style:style style:name="T20" style:family="text">
      <style:text-properties fo:font-weight="bold" officeooo:rsid="0145dee8" style:font-weight-asian="bold" style:font-weight-complex="bold"/>
    </style:style>
    <style:style style:name="T21" style:family="text">
      <style:text-properties fo:font-weight="bold" officeooo:rsid="0159ded6" style:font-weight-asian="bold" style:font-weight-complex="bold"/>
    </style:style>
    <style:style style:name="T22" style:family="text">
      <style:text-properties fo:font-weight="bold" officeooo:rsid="015c1e59" style:font-weight-asian="bold" style:font-weight-complex="bold"/>
    </style:style>
    <style:style style:name="T23" style:family="text">
      <style:text-properties fo:font-weight="bold" officeooo:rsid="014bfbbb" style:font-name-asian="Liberation Serif1" style:font-weight-asian="bold" style:font-name-complex="Liberation Serif1" style:font-weight-complex="bold"/>
    </style:style>
    <style:style style:name="T24" style:family="text">
      <style:text-properties fo:font-weight="bold" officeooo:rsid="01526481" style:font-name-asian="Liberation Serif1" style:font-weight-asian="bold" style:font-name-complex="Liberation Serif1" style:font-weight-complex="bold"/>
    </style:style>
    <style:style style:name="T25" style:family="text">
      <style:text-properties fo:font-weight="bold" officeooo:rsid="0157608d" style:font-name-asian="Liberation Serif1" style:font-weight-asian="bold" style:font-name-complex="Liberation Serif1" style:font-weight-complex="bold"/>
    </style:style>
    <style:style style:name="T26" style:family="text">
      <style:text-properties fo:font-weight="bold" officeooo:rsid="015ebad9" style:font-name-asian="Liberation Serif1" style:font-weight-asian="bold" style:font-name-complex="Liberation Serif1" style:font-weight-complex="bold"/>
    </style:style>
    <style:style style:name="T27" style:family="text">
      <style:text-properties fo:font-weight="bold" officeooo:rsid="01669a8b" style:font-name-asian="Liberation Serif1" style:font-weight-asian="bold" style:font-name-complex="Liberation Serif1" style:font-weight-complex="bold"/>
    </style:style>
    <style:style style:name="T28" style:family="text">
      <style:text-properties fo:font-weight="bold" officeooo:rsid="01889652" style:font-name-asian="Liberation Serif1" style:font-weight-asian="bold" style:font-name-complex="Liberation Serif1" style:font-weight-complex="bold"/>
    </style:style>
    <style:style style:name="T29" style:family="text">
      <style:text-properties fo:font-weight="bold" officeooo:rsid="01b87fe9" style:font-name-asian="Liberation Serif1" style:font-weight-asian="bold" style:font-name-complex="Liberation Serif1" style:font-weight-complex="bold"/>
    </style:style>
    <style:style style:name="T30" style:family="text">
      <style:text-properties officeooo:rsid="0021a9c7" style:font-name-asian="Liberation Serif1" style:font-name-complex="Liberation Serif1"/>
    </style:style>
    <style:style style:name="T31" style:family="text">
      <style:text-properties officeooo:rsid="0025d415" style:font-name-asian="Liberation Serif1" style:font-name-complex="Liberation Serif1"/>
    </style:style>
    <style:style style:name="T32" style:family="text">
      <style:text-properties officeooo:rsid="003fcc0b" style:font-name-asian="Liberation Serif1" style:font-name-complex="Liberation Serif1"/>
    </style:style>
    <style:style style:name="T33" style:family="text">
      <style:text-properties officeooo:rsid="0099a8cc" style:font-name-asian="Liberation Serif1" style:font-name-complex="Liberation Serif1"/>
    </style:style>
    <style:style style:name="T34" style:family="text">
      <style:text-properties officeooo:rsid="00aa18bf" style:font-name-asian="Liberation Serif1" style:font-name-complex="Liberation Serif1"/>
    </style:style>
    <style:style style:name="T35" style:family="text">
      <style:text-properties officeooo:rsid="00ee60dc" style:font-name-asian="Liberation Serif1" style:font-name-complex="Liberation Serif1"/>
    </style:style>
    <style:style style:name="T36" style:family="text">
      <style:text-properties officeooo:rsid="010ad3bc" style:font-name-asian="Liberation Serif1" style:font-name-complex="Liberation Serif1"/>
    </style:style>
    <style:style style:name="T37" style:family="text">
      <style:text-properties officeooo:rsid="014bfbbb" style:font-name-asian="Liberation Serif1" style:font-name-complex="Liberation Serif1"/>
    </style:style>
    <style:style style:name="T38" style:family="text">
      <style:text-properties officeooo:rsid="0145dee8" style:font-name-asian="Liberation Serif1" style:font-name-complex="Liberation Serif1"/>
    </style:style>
    <style:style style:name="T39" style:family="text">
      <style:text-properties officeooo:rsid="0157608d" style:font-name-asian="Liberation Serif1" style:font-name-complex="Liberation Serif1"/>
    </style:style>
    <style:style style:name="T40" style:family="text">
      <style:text-properties officeooo:rsid="015ebad9" style:font-name-asian="Liberation Serif1" style:font-name-complex="Liberation Serif1"/>
    </style:style>
    <style:style style:name="T41" style:family="text">
      <style:text-properties officeooo:rsid="01669a8b" style:font-name-asian="Liberation Serif1" style:font-name-complex="Liberation Serif1"/>
    </style:style>
    <style:style style:name="T42" style:family="text">
      <style:text-properties officeooo:rsid="01889652" style:font-name-asian="Liberation Serif1" style:font-name-complex="Liberation Serif1"/>
    </style:style>
    <style:style style:name="T43" style:family="text">
      <style:text-properties officeooo:rsid="01892d38" style:font-name-asian="Liberation Serif1" style:font-name-complex="Liberation Serif1"/>
    </style:style>
    <style:style style:name="T44" style:family="text">
      <style:text-properties officeooo:rsid="0189f9c8" style:font-name-asian="Liberation Serif1" style:font-name-complex="Liberation Serif1"/>
    </style:style>
    <style:style style:name="T45" style:family="text">
      <style:text-properties officeooo:rsid="018adbaf" style:font-name-asian="Liberation Serif1" style:font-name-complex="Liberation Serif1"/>
    </style:style>
    <style:style style:name="T46" style:family="text">
      <style:text-properties officeooo:rsid="019fe65d" style:font-name-asian="Liberation Serif1" style:font-name-complex="Liberation Serif1"/>
    </style:style>
    <style:style style:name="T47" style:family="text">
      <style:text-properties officeooo:rsid="01a1e288" style:font-name-asian="Liberation Serif1" style:font-name-complex="Liberation Serif1"/>
    </style:style>
    <style:style style:name="T48" style:family="text">
      <style:text-properties officeooo:rsid="01b87fe9" style:font-name-asian="Liberation Serif1" style:font-name-complex="Liberation Serif1"/>
    </style:style>
    <style:style style:name="T49" style:family="text">
      <style:text-properties fo:font-style="italic" style:font-style-asian="italic" style:font-style-complex="italic"/>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style:font-name-asian="DejaVu Sans" style:font-name-complex="DejaVu Sans"/>
    </style:style>
    <style:style style:name="T52" style:family="text">
      <style:text-properties style:text-underline-style="solid" style:text-underline-width="auto" style:text-underline-color="font-color" officeooo:rsid="015ebad9" style:font-name-asian="Liberation Serif1" style:font-name-complex="Liberation Serif1"/>
    </style:style>
    <style:style style:name="T53" style:family="text">
      <style:text-properties style:text-underline-style="solid" style:text-underline-width="auto" style:text-underline-color="font-color" officeooo:rsid="01669a8b" style:font-name-asian="Liberation Serif1" style:font-name-complex="Liberation Serif1"/>
    </style:style>
    <style:style style:name="T54" style:family="text">
      <style:text-properties style:text-underline-style="solid" style:text-underline-width="auto" style:text-underline-color="font-color" officeooo:rsid="017293d3" style:font-name-asian="Liberation Serif1" style:font-name-complex="Liberation Serif1"/>
    </style:style>
    <style:style style:name="T55" style:family="text">
      <style:text-properties style:text-underline-style="solid" style:text-underline-width="auto" style:text-underline-color="font-color" officeooo:rsid="01711574"/>
    </style:style>
    <style:style style:name="T56" style:family="text">
      <style:text-properties style:text-underline-style="solid" style:text-underline-width="auto" style:text-underline-color="font-color" fo:font-weight="normal" style:font-name-asian="DejaVu Sans" style:font-weight-asian="normal" style:font-name-complex="DejaVu Sans" style:font-weight-complex="normal"/>
    </style:style>
    <style:style style:name="T57" style:family="text">
      <style:text-properties style:text-underline-style="solid" style:text-underline-width="auto" style:text-underline-color="font-color" fo:font-weight="normal" officeooo:rsid="013eaa7d" style:font-name-asian="Liberation Serif1" style:font-weight-asian="normal" style:font-name-complex="Liberation Serif1" style:font-weight-complex="normal"/>
    </style:style>
    <style:style style:name="T58" style:family="text">
      <style:text-properties style:text-underline-style="none"/>
    </style:style>
    <style:style style:name="T59" style:family="text">
      <style:text-properties style:text-underline-style="none" fo:font-weight="normal" style:font-name-asian="DejaVu Sans" style:font-weight-asian="normal" style:font-name-complex="DejaVu Sans" style:font-weight-complex="normal"/>
    </style:style>
    <style:style style:name="T60" style:family="text">
      <style:text-properties style:text-underline-style="none" fo:font-weight="normal" officeooo:rsid="01b17aa3" style:font-name-asian="DejaVu Sans" style:font-weight-asian="normal" style:font-name-complex="DejaVu Sans" style:font-weight-complex="normal"/>
    </style:style>
    <style:style style:name="T61" style:family="text">
      <style:text-properties style:text-underline-style="none" officeooo:rsid="01616dc8"/>
    </style:style>
    <style:style style:name="T62" style:family="text">
      <style:text-properties style:text-underline-style="none" officeooo:rsid="01769e4b"/>
    </style:style>
    <style:style style:name="T63" style:family="text">
      <style:text-properties style:text-underline-style="none" officeooo:rsid="0176e491"/>
    </style:style>
    <style:style style:name="T64" style:family="text">
      <style:text-properties style:text-underline-style="none" officeooo:rsid="01b2d8ea"/>
    </style:style>
    <style:style style:name="T65" style:family="text">
      <style:text-properties style:font-name="Liberation Serif" officeooo:rsid="0021a9c7" style:font-name-asian="Liberation Serif1" style:font-name-complex="Liberation Serif1"/>
    </style:style>
    <style:style style:name="T66" style:family="text">
      <style:text-properties style:font-name="Liberation Serif" fo:font-weight="normal" officeooo:rsid="0021a9c7" style:font-name-asian="Liberation Serif1" style:font-weight-asian="normal" style:font-name-complex="Liberation Serif1" style:font-weight-complex="normal"/>
    </style:style>
    <style:style style:name="T67" style:family="text">
      <style:text-properties style:font-name="Liberation Serif" fo:font-weight="normal" officeooo:rsid="018d5041" style:font-name-asian="Liberation Serif1" style:font-weight-asian="normal" style:font-name-complex="Liberation Serif1" style:font-weight-complex="normal"/>
    </style:style>
    <style:style style:name="T68" style:family="text">
      <style:text-properties style:font-name="Liberation Serif" fo:font-weight="normal" officeooo:rsid="018f0dae" style:font-name-asian="Liberation Serif1" style:font-weight-asian="normal" style:font-name-complex="Liberation Serif1" style:font-weight-complex="normal"/>
    </style:style>
    <style:style style:name="T69" style:family="text">
      <style:text-properties style:font-name="Liberation Serif" fo:font-weight="normal" officeooo:rsid="0190a5f4" style:font-name-asian="Liberation Serif1" style:font-weight-asian="normal" style:font-name-complex="Liberation Serif1" style:font-weight-complex="normal"/>
    </style:style>
    <style:style style:name="T70" style:family="text">
      <style:text-properties style:font-name="Liberation Serif" fo:font-weight="normal" officeooo:rsid="01912143" style:font-name-asian="Liberation Serif1" style:font-weight-asian="normal" style:font-name-complex="Liberation Serif1" style:font-weight-complex="normal"/>
    </style:style>
    <style:style style:name="T71" style:family="text">
      <style:text-properties style:font-name="Liberation Serif" fo:font-weight="normal" officeooo:rsid="0195dd7a" style:font-name-asian="Liberation Serif1" style:font-weight-asian="normal" style:font-name-complex="Liberation Serif1" style:font-weight-complex="normal"/>
    </style:style>
    <style:style style:name="T72" style:family="text">
      <style:text-properties style:font-name="Liberation Serif" fo:font-weight="normal" officeooo:rsid="01ae0b77" style:font-name-asian="Liberation Serif1" style:font-weight-asian="normal" style:font-name-complex="Liberation Serif1" style:font-weight-complex="normal"/>
    </style:style>
    <style:style style:name="T73" style:family="text">
      <style:text-properties style:font-name="Liberation Serif" style:text-underline-style="solid" style:text-underline-width="auto" style:text-underline-color="font-color" fo:font-weight="normal" officeooo:rsid="0192c473" style:font-name-asian="Liberation Serif1" style:font-weight-asian="normal" style:font-name-complex="Liberation Serif1" style:font-weight-complex="normal"/>
    </style:style>
    <style:style style:name="T74" style:family="text">
      <style:text-properties fo:font-style="normal" officeooo:rsid="004c47bd" style:font-style-asian="normal" style:font-style-complex="normal"/>
    </style:style>
    <style:style style:name="T75" style:family="text">
      <style:text-properties fo:font-style="normal" officeooo:rsid="013a6ff1" style:font-style-asian="normal" style:font-style-complex="normal"/>
    </style:style>
    <style:style style:name="T76" style:family="text">
      <style:text-properties fo:font-style="normal" officeooo:rsid="014748db" style:font-style-asian="normal" style:font-style-complex="normal"/>
    </style:style>
    <style:style style:name="T77" style:family="text">
      <style:text-properties fo:font-style="normal" officeooo:rsid="014ec920" style:font-style-asian="normal" style:font-style-complex="normal"/>
    </style:style>
    <style:style style:name="T78" style:family="text">
      <style:text-properties fo:font-style="normal" officeooo:rsid="01595e54" style:font-style-asian="normal" style:font-style-complex="normal"/>
    </style:style>
    <style:style style:name="T79" style:family="text">
      <style:text-properties fo:font-style="normal" officeooo:rsid="01602221" style:font-style-asian="normal" style:font-style-complex="normal"/>
    </style:style>
    <style:style style:name="T80" style:family="text">
      <style:text-properties fo:font-style="normal" officeooo:rsid="01ba79e6" style:font-style-asian="normal" style:font-style-complex="normal"/>
    </style:style>
    <style:style style:name="T81" style:family="text">
      <style:text-properties fo:font-style="normal" style:text-underline-style="none" fo:font-weight="normal" style:font-name-asian="DejaVu Sans" style:font-style-asian="normal" style:font-weight-asian="normal" style:font-name-complex="DejaVu Sans" style:font-style-complex="normal" style:font-weight-complex="normal"/>
    </style:style>
    <style:style style:name="T82" style:family="text">
      <style:text-properties fo:font-style="normal" style:text-underline-style="none" fo:font-weight="normal" officeooo:rsid="01655c0e" style:font-name-asian="DejaVu Sans" style:font-style-asian="normal" style:font-weight-asian="normal" style:font-name-complex="DejaVu Sans" style:font-style-complex="normal" style:font-weight-complex="normal"/>
    </style:style>
    <style:style style:name="T83" style:family="text">
      <style:text-properties fo:font-style="normal" style:text-underline-style="none" fo:font-weight="normal" officeooo:rsid="01ba6fa3" style:font-name-asian="DejaVu Sans" style:font-style-asian="normal" style:font-weight-asian="normal" style:font-name-complex="DejaVu Sans" style:font-style-complex="normal" style:font-weight-complex="normal"/>
    </style:style>
    <style:style style:name="T84" style:family="text">
      <style:text-properties fo:font-style="normal" style:text-underline-style="none" fo:font-weight="normal" officeooo:rsid="01ba79e6" style:font-name-asian="DejaVu Sans" style:font-style-asian="normal" style:font-weight-asian="normal" style:font-name-complex="DejaVu Sans" style:font-style-complex="normal" style:font-weight-complex="normal"/>
    </style:style>
    <style:style style:name="T85" style:family="text">
      <style:text-properties fo:font-style="normal" style:text-underline-style="solid" style:text-underline-width="auto" style:text-underline-color="font-color" fo:font-weight="normal" style:font-name-asian="DejaVu Sans" style:font-style-asian="normal" style:font-weight-asian="normal" style:font-name-complex="DejaVu Sans" style:font-style-complex="normal" style:font-weight-complex="normal"/>
    </style:style>
    <style:style style:name="T86" style:family="text">
      <style:text-properties fo:font-style="normal" style:text-underline-style="solid" style:text-underline-width="auto" style:text-underline-color="font-color" officeooo:rsid="01ba79e6" style:font-style-asian="normal" style:font-style-complex="normal"/>
    </style:style>
    <style:style style:name="T87" style:family="text">
      <style:text-properties fo:font-style="normal" style:text-underline-style="solid" style:text-underline-width="auto" style:text-underline-color="font-color" fo:font-weight="bold" officeooo:rsid="01bdd889" style:font-style-asian="normal" style:font-weight-asian="bold" style:font-style-complex="normal" style:font-weight-complex="bold"/>
    </style:style>
    <style:style style:name="T88" style:family="text">
      <style:text-properties fo:font-style="normal" style:font-name-asian="DejaVu Sans" style:font-style-asian="normal" style:font-name-complex="DejaVu Sans" style:font-style-complex="normal"/>
    </style:style>
    <style:style style:name="T89" style:family="text">
      <style:text-properties fo:font-style="normal" officeooo:rsid="017c7198" style:font-name-asian="DejaVu Sans" style:font-style-asian="normal" style:font-name-complex="DejaVu Sans" style:font-style-complex="normal"/>
    </style:style>
    <style:style style:name="T90" style:family="text">
      <style:text-properties fo:font-style="normal" fo:font-weight="bold" officeooo:rsid="004c47bd" style:font-style-asian="normal" style:font-weight-asian="bold" style:font-style-complex="normal" style:font-weight-complex="bold"/>
    </style:style>
    <style:style style:name="T91" style:family="text">
      <style:text-properties fo:font-style="normal" fo:font-weight="bold" officeooo:rsid="0167de6e" style:font-style-asian="normal" style:font-weight-asian="bold" style:font-style-complex="normal" style:font-weight-complex="bold"/>
    </style:style>
    <style:style style:name="T92" style:family="text">
      <style:text-properties fo:font-style="normal" fo:font-weight="bold" officeooo:rsid="01602221" style:font-style-asian="normal" style:font-weight-asian="bold" style:font-style-complex="normal" style:font-weight-complex="bold"/>
    </style:style>
    <style:style style:name="T93" style:family="text">
      <style:text-properties fo:font-style="normal" fo:font-weight="bold" officeooo:rsid="01698004" style:font-style-asian="normal" style:font-weight-asian="bold" style:font-style-complex="normal" style:font-weight-complex="bold"/>
    </style:style>
    <style:style style:name="T94" style:family="text">
      <style:text-properties fo:font-style="normal" fo:font-weight="bold" officeooo:rsid="01bdd889" style:font-style-asian="normal" style:font-weight-asian="bold" style:font-style-complex="normal" style:font-weight-complex="bold"/>
    </style:style>
    <style:style style:name="T95" style:family="text">
      <style:text-properties officeooo:rsid="01102e73"/>
    </style:style>
    <style:style style:name="T96" style:family="text">
      <style:text-properties officeooo:rsid="01106371"/>
    </style:style>
    <style:style style:name="T97" style:family="text">
      <style:text-properties officeooo:rsid="013c1a45"/>
    </style:style>
    <style:style style:name="T98" style:family="text">
      <style:text-properties officeooo:rsid="0145dee8"/>
    </style:style>
    <style:style style:name="T99" style:family="text">
      <style:text-properties officeooo:rsid="01595e54"/>
    </style:style>
    <style:style style:name="T100" style:family="text">
      <style:text-properties officeooo:rsid="01597036"/>
    </style:style>
    <style:style style:name="T101" style:family="text">
      <style:text-properties officeooo:rsid="0159ded6"/>
    </style:style>
    <style:style style:name="T102" style:family="text">
      <style:text-properties officeooo:rsid="01602221"/>
    </style:style>
    <style:style style:name="T103" style:family="text">
      <style:text-properties style:font-name="DejaVu Sans" fo:font-style="normal" officeooo:rsid="014ec920" style:font-style-asian="normal" style:font-style-complex="normal"/>
    </style:style>
    <style:style style:name="T104" style:family="text">
      <style:text-properties style:font-name="DejaVu Sans" fo:font-style="normal" officeooo:rsid="004c47bd" style:font-style-asian="normal" style:font-style-complex="normal"/>
    </style:style>
    <style:style style:name="T105" style:family="text">
      <style:text-properties style:font-name-asian="DejaVu Sans" style:font-name-complex="DejaVu Sans"/>
    </style:style>
    <style:style style:name="T106" style:family="text">
      <style:text-properties officeooo:rsid="0185e216" style:font-name-asian="DejaVu Sans" style:font-name-complex="DejaVu Sans"/>
    </style:style>
    <style:style style:name="T107" style:family="text">
      <style:text-properties officeooo:rsid="01655c0e" style:font-name-asian="DejaVu Sans" style:font-name-complex="DejaVu Sans"/>
    </style:style>
    <style:style style:name="T108" style:family="text">
      <style:text-properties officeooo:rsid="01bdd889" style:font-name-asian="DejaVu Sans" style:font-name-complex="DejaVu Sans"/>
    </style:style>
    <style:style style:name="T109" style:family="text">
      <style:text-properties officeooo:rsid="01bf4319" style:font-name-asian="DejaVu Sans" style:font-name-complex="DejaVu Sans"/>
    </style:style>
    <style:style style:name="T110" style:family="text">
      <style:text-properties officeooo:rsid="01bf50ed" style:font-name-asian="DejaVu Sans" style:font-name-complex="DejaVu Sans"/>
    </style:style>
    <style:style style:name="T111" style:family="text">
      <style:text-properties officeooo:rsid="01bf701f" style:font-name-asian="DejaVu Sans" style:font-name-complex="DejaVu Sans"/>
    </style:style>
    <style:style style:name="T112" style:family="text">
      <style:text-properties officeooo:rsid="01c4366d" style:font-name-asian="DejaVu Sans" style:font-name-complex="DejaVu Sans"/>
    </style:style>
    <style:style style:name="T113" style:family="text">
      <style:text-properties officeooo:rsid="017d1cf4"/>
    </style:style>
    <style:style style:name="T114" style:family="text">
      <style:text-properties officeooo:rsid="018291eb"/>
    </style:style>
    <style:style style:name="T115" style:family="text">
      <style:text-properties officeooo:rsid="018ba1b7"/>
    </style:style>
    <style:style style:name="T116" style:family="text">
      <style:text-properties officeooo:rsid="019fe089"/>
    </style:style>
    <style:style style:name="T117" style:family="text">
      <style:text-properties officeooo:rsid="01b35327"/>
    </style:style>
    <style:style style:name="fr1" style:family="graphic" style:parent-style-name="Frame">
      <style:graphic-properties style:vertical-pos="from-top" style:vertical-rel="paragraph" style:horizontal-pos="from-left" style:horizontal-rel="paragraph" fo:background-color="#b3b3b3" draw:fill="solid" draw:fill-color="#b3b3b3" style:shadow="#000000 0cm 0cm"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style:shadow="#808080 0.18cm 0.18cm" draw:shadow-opacity="100%"/>
    </style:style>
    <style:style style:name="fr3" style:family="graphic" style:parent-style-name="Frame">
      <style:graphic-properties style:vertical-pos="from-top" style:vertical-rel="paragraph" style:horizontal-pos="from-left" style:horizontal-rel="paragraph" style:shadow="#808080 0.18cm 0.18cm" draw:shadow-opacity="100%"/>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Cadre1" text:anchor-type="paragraph" svg:x="0cm" svg:y="0cm" svg:width="5.849cm" draw:z-index="0"><draw:text-box fo:min-height="4.198cm"><text:p text:style-name="P4">français / sixième </text:p><text:p text:style-name="P4"/><text:p text:style-name="P2">Plan de travail n°</text:p><text:p text:style-name="P2"/><text:p text:style-name="P3">période :</text:p></draw:text-box></draw:frame><draw:frame draw:style-name="fr2" draw:name="Cadre2" text:anchor-type="paragraph" svg:x="6.01cm" svg:y="0cm" svg:width="12.94cm" draw:z-index="1"><draw:text-box fo:min-height="4.2cm"><text:p text:style-name="P7">nom, prénom, classe :</text:p><text:p text:style-name="P7"/><text:p text:style-name="P8">niveau d’autonomie : <text:tab/><text:tab/><text:span text:style-name="T30">□<text:tab/>□<text:tab/>□<text:tab/>□</text:span></text:p><text:p text:style-name="P7"/><text:p text:style-name="P9"><text:span text:style-name="T116">humain, non humain</text:span> : le conte &amp; les images qu’il inspire</text:p></draw:text-box></draw:frame><draw:frame draw:style-name="fr3" draw:name="Cadre3" text:anchor-type="paragraph" svg:x="0cm" svg:y="4.491cm" svg:width="9.237cm" draw:z-index="2"><draw:text-box fo:min-height="10.388cm"><text:p text:style-name="P14">trav<text:span text:style-name="T2">aux obligatoires en groupe</text:span></text:p><text:p text:style-name="P13"/><text:p text:style-name="P11"><text:span text:style-name="T30">□ </text:span><text:span text:style-name="T31">(</text:span><text:span text:style-name="T34">1</text:span><text:span text:style-name="T31">)</text:span> <text:span text:style-name="T98">Consultez la fiche Wikipédia consacrée à Hans Christian Andersen. Répondez alors aux questions du document </text:span><text:span text:style-name="T20">A</text:span><text:span text:style-name="T98">.</text:span></text:p><text:p text:style-name="P11"/><text:p text:style-name="P20"><text:span text:style-name="T30">□ </text:span><text:span text:style-name="T33">(</text:span><text:span text:style-name="T34">2</text:span><text:span text:style-name="T33">) </text:span><text:span text:style-name="T37">Lisez le document </text:span><text:span text:style-name="T23">B</text:span><text:span text:style-name="T37"> puis le texte </text:span><text:span text:style-name="T23">C</text:span><text:span text:style-name="T37">. Expliquez pour</text:span><text:span text:style-name="T46">quoi</text:span><text:span text:style-name="T37"> le texte </text:span><text:span text:style-name="T23">C</text:span><text:span text:style-name="T37"> est un conte.</text:span></text:p><text:p text:style-name="P17"/><text:p text:style-name="P21"><text:span text:style-name="T30">□ </text:span><text:span text:style-name="T31">(</text:span><text:span text:style-name="T39">3</text:span><text:span text:style-name="T31">)</text:span><text:span text:style-name="T37"> </text:span><text:span text:style-name="T38">Consultez la fiche Wikipédia consacrée à </text:span><text:span text:style-name="T39">Jacques Prévert. </text:span><text:span text:style-name="T38">Répondez alors aux questions du document </text:span><text:span text:style-name="T25">D</text:span><text:span text:style-name="T38">.</text:span></text:p><text:p text:style-name="P11"/><text:p text:style-name="P12"><text:span text:style-name="T9">□ </text:span><text:span text:style-name="T10">(</text:span><text:span text:style-name="T11">4</text:span><text:span text:style-name="T10">) </text:span><text:span text:style-name="T12">Regardez le film </text:span><text:span text:style-name="T57">Le Roi et l’Oiseau</text:span><text:span text:style-name="T12">. En utilisant le document </text:span><text:span text:style-name="T24">B</text:span><text:span text:style-name="T12">, expliquez </text:span><text:span text:style-name="T13">les points communs entre </text:span><text:span text:style-name="T12">ce film </text:span><text:span text:style-name="T13">et </text:span><text:span text:style-name="T12">un conte.</text:span></text:p></draw:text-box></draw:frame><draw:frame draw:style-name="fr3" draw:name="Cadre4" text:anchor-type="paragraph" svg:x="9.447cm" svg:y="4.479cm" svg:width="9.52cm" draw:z-index="3"><draw:text-box fo:min-height="12.411cm"><text:p text:style-name="P10"><text:span text:style-name="T16">travail </text:span><text:span text:style-name="T17">personnel : </text:span><text:span text:style-name="T19">choisir ce qui vous plait</text:span></text:p><text:p text:style-name="P15"/><text:p text:style-name="P22"><text:span text:style-name="T30">□ </text:span><text:span text:style-name="T31">(</text:span><text:span text:style-name="T36">1</text:span><text:span text:style-name="T31">)</text:span><text:span text:style-name="T35"> </text:span><text:span text:style-name="T40">Comparez le film </text:span><text:span text:style-name="T52">Le Roi et l’oiseau</text:span><text:span text:style-name="T40"> avec </text:span><text:span text:style-name="T52">Le Château dans le ciel</text:span><text:span text:style-name="T40">. Répondez aux questions du document </text:span><text:span text:style-name="T26">E</text:span><text:span text:style-name="T40">.</text:span></text:p><text:p text:style-name="P18"/><text:p text:style-name="P23"><text:span text:style-name="T30">□ </text:span><text:span text:style-name="T31">(</text:span><text:span text:style-name="T42">2</text:span><text:span text:style-name="T31">)</text:span><text:span text:style-name="T42"> Dans le document </text:span><text:span text:style-name="T28">E</text:span><text:span text:style-name="T42">, vous avez comparé deux robots : lequel vous </text:span><text:span text:style-name="T43">a </text:span><text:span text:style-name="T42">le plus impressionné ? Expliquez </text:span><text:span text:style-name="T45">votre choix !</text:span></text:p><text:p text:style-name="P16"/><text:p text:style-name="P22"><text:span text:style-name="T30">□ </text:span><text:span text:style-name="T42">(3</text:span><text:span text:style-name="T31">)</text:span><text:span text:style-name="T32"> </text:span><text:span text:style-name="T41">Comparez le film </text:span><text:span text:style-name="T53">Le Roi et l’oiseau</text:span><text:span text:style-name="T41"> avec </text:span><text:span text:style-name="T53">M</text:span><text:span text:style-name="T54">é</text:span><text:span text:style-name="T53">tropolis</text:span><text:span text:style-name="T41"> de Fritz Lang. Répondez aux questions du document </text:span><text:span text:style-name="T27">F</text:span><text:span text:style-name="T41">.</text:span></text:p><text:p text:style-name="P19"/><text:p text:style-name="P24"><text:span text:style-name="T30">□ </text:span><text:span text:style-name="T31">(</text:span><text:span text:style-name="T42">4</text:span><text:span text:style-name="T31">)</text:span><text:span text:style-name="T42"> Dans le</text:span><text:span text:style-name="T48">s</text:span><text:span text:style-name="T42"> document</text:span><text:span text:style-name="T48">s</text:span><text:span text:style-name="T42"> </text:span><text:span text:style-name="T28">E</text:span><text:span text:style-name="T42"> </text:span><text:span text:style-name="T48">et </text:span><text:span text:style-name="T29">F</text:span><text:span text:style-name="T42">, vous avez comparé deux </text:span><text:span text:style-name="T43">mondes </text:span><text:span text:style-name="T47">où les humains semblent avoir perdu toute joie de vivre</text:span><text:span text:style-name="T42"> : lequel vous </text:span><text:span text:style-name="T44">semble le plus terrifiant</text:span><text:span text:style-name="T42"> ? Expliquez </text:span><text:span text:style-name="T45">votre choix !</text:span></text:p></draw:text-box></draw:frame></text:p>
      <text:p text:style-name="P25"><draw:frame draw:style-name="fr3" draw:name="Cadre6" text:anchor-type="paragraph" svg:x="9.449cm" svg:y="12.629cm" svg:width="9.661cm" draw:z-index="5"><draw:text-box fo:min-height="9.758cm"><text:p text:style-name="P5">Bilan d’objectifs: entretien <text:span text:style-name="T95">individuel </text:span>avec l’<text:span text:style-name="T96">enseignant</text:span></text:p><text:p text:style-name="P5"/><text:p text:style-name="P6">date :</text:p><text:p text:style-name="P6"/><text:p text:style-name="P6">travail obligatoire :</text:p><text:p text:style-name="P6"/><text:p text:style-name="P6">travail personnel :</text:p><text:p text:style-name="P6"/><text:p text:style-name="P6">projet :</text:p><text:p text:style-name="P6"/><text:p text:style-name="P6">prochaines étapes :</text:p></draw:text-box></draw:frame><draw:frame draw:style-name="fr3" draw:name="Cadre5" text:anchor-type="paragraph" svg:x="0.062cm" svg:y="10.271cm" svg:width="9.176cm" draw:z-index="4"><draw:text-box fo:min-height="11.934cm"><text:p text:style-name="P53"><text:span text:style-name="T18">Choisir un </text:span><text:span text:style-name="T15">projet </text:span><text:span text:style-name="T18">dans la liste :</text:span></text:p><text:p text:style-name="P54"><text:span text:style-name="T65">□</text:span> <text:span text:style-name="T115">Décrivez un camarade ou un de vos animaux en utilisant un « inventaire à la Prévert ». Accompagnez votre texte d’un dessin.</text:span></text:p><text:p text:style-name="P58"/><text:p text:style-name="P55"><text:span text:style-name="T65">□</text:span><text:span text:style-name="T67"> </text:span><text:span text:style-name="T68">Demandez à votre enseignant de vous prêter son exemplaire du </text:span><text:span text:style-name="T73">Conte du Pêcheur et du Petit Poisson</text:span><text:span text:style-name="T68">. </text:span><text:span text:style-name="T69">Choisissez l’une des illustrations, </text:span><text:span text:style-name="T70">décrivez-la</text:span><text:span text:style-name="T69"> et expliquez </text:span><text:span text:style-name="T71">son</text:span><text:span text:style-name="T69"> </text:span><text:span text:style-name="T70">lien avec le texte. </text:span><text:span text:style-name="T72">Qui est le personnage principal de cette histoire ?</text:span></text:p><text:p text:style-name="P59"/><text:p text:style-name="P56"><text:span text:style-name="T66">□</text:span><text:span text:style-name="T3"> </text:span><text:span text:style-name="T5">choisissez un conte et enregistrez-vous en train de lire un extrait de celui-ci. Vous commencerez votre présentation du texte en décrivant la couverture du livre choisi. </text:span><text:span text:style-name="T8">Expliquez pourquoi vous avez choisi ce conte.</text:span></text:p><text:p text:style-name="P60"/><text:p text:style-name="P57"><text:span text:style-name="T66">□</text:span><text:span text:style-name="T4"> </text:span><text:span text:style-name="T6">Racontez le résumé d’un conte de votre choix. </text:span><text:span text:style-name="T5">Vous commencerez votre présentation du texte en décrivant la couverture du livre choisi. </text:span><text:span text:style-name="T7">Le héros est- il un personnage sympathique ?</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6"><text:soft-page-break/>Documents d’accompagnement</text:p>
      <text:p text:style-name="P26"/>
      <text:p text:style-name="P37"><text:span text:style-name="T74">[A] </text:span><text:span text:style-name="T76">questions sur Hans Christian Andersen</text:span></text:p>
      <text:p text:style-name="P27"/>
      <text:p text:style-name="P61">Répondez en faisant des phrases :</text:p>
      <text:p text:style-name="P61"/>
      <text:p text:style-name="P61">1) Quelle est la nationalité de cet auteur ?</text:p>
      <text:p text:style-name="P61">2) Donnez ses dates de naissance et de décès.</text:p>
      <text:p text:style-name="P61">3) Citez une œuvre d’Andersen dont vous connaissez le titre.</text:p>
      <text:p text:style-name="P61">4) En utilisant le raccourci-clavier vu en cours (CTRL+F) cherchez s’il est l’auteur du conte la <text:span text:style-name="T49">Reine des Neiges.</text:span></text:p>
      <text:p text:style-name="P26"/>
      <text:p text:style-name="P38"><text:span text:style-name="T74">[</text:span><text:span text:style-name="T77">B</text:span><text:span text:style-name="T74">] </text:span><text:span text:style-name="T75">Que trouve-t-on dans un conte ?</text:span></text:p>
      <text:p text:style-name="P28"/>
      <text:p text:style-name="P65">U<text:span text:style-name="T97">n conte est un texte, souvent transmis oralement, dans lequel le lecteur trouvera :</text:span></text:p>
      <text:p text:style-name="P65"/>
      <text:p text:style-name="P65"><text:tab/><text:span text:style-name="T97">1) du</text:span> <text:span text:style-name="T97">merveilleux</text:span> : les animaux parlent, les tableaux bougent</text:p>
      <text:p text:style-name="P66"><text:tab/><text:span text:style-name="T97">2) des scènes ou des paroles répétées plusieurs fois</text:span></text:p>
      <text:list xml:id="list107852644" text:style-name="L1">
        <text:list-header>
          <text:p text:style-name="P67">3) une phrase au début du texte qui plonge le lecteur dans l’univers du conte : « Il était une fois… »</text:p>
          <text:p text:style-name="P67">4) une phrase au début du texte qui plonge le lecteur dans l’univers du conte : « Ils vécurent heureux et eurent beaucoup d’enfants »</text:p>
        </text:list-header>
      </text:list>
      <text:p text:style-name="P26"/>
      <text:p text:style-name="P35"><text:span text:style-name="T103">[C</text:span><text:span text:style-name="T104">] La bergère et le ramoneur (français, </text:span><text:a xlink:type="simple" xlink:href="http://fr.wikisource.org/wiki/La_Bergère_et_le_ramoneur)n" text:style-name="Internet_20_link" text:visited-style-name="Visited_20_Internet_20_Link"><text:span text:style-name="T104">http://fr.wikisource.org/wiki/La_Berg%C3%A8re_et_le_ramoneur)</text:span></text:a></text:p>
      <text:p text:style-name="P29"/>
      <text:p text:style-name="P68">As-tu jamais vu une très vieille armoire de bois noircie par le temps et sculptée de fioritures et de feuillages? Dans un salon, il y en avait une de cette espèce, héritée d'une aïeule, ornée de haut en bas de roses, de tulipes et des plus étranges volutes entremêlées de têtes de cerfs aux grands bois. Au beau milieu de l'armoire se découpait un homme entier, tout à fait grotesque ; on ne pouvait vraiment pas dire qu'il riait, il grimaçait; il avait des pattes de bouc, des cornes sur le front et une longue barbe. Les enfants de la maison l'appelaient le «sergentmajorgénéralcommandantenchefauxpiedsdebouc » .</text:p>
      <text:p text:style-name="P69"/>
      <text:p text:style-name="P69">Evidemment, peu de gens portent un tel titre et il est assez long à prononcer, mais il est rare aussi d'être sculpté sur une armoire.</text:p>
      <text:p text:style-name="P69"/>
      <text:p text:style-name="P69">Quoi qu'il en soit, il était là! Il regardait constamment la table placée sous la glace car sur cette table se tenait une ravissante petite bergère en porcelaine, portant des souliers d'or, une robe coquettement retroussée par une rose rouge, un chapeau doré et sa houlette de bergère. Elle était <text:soft-page-break/>délicieuse! Tout près d'elle, se tenait un petit ramoneur, noir comme du charbon, lui aussi en porcelaine. Il était aussi propre et soigné que quiconque ; il représentait un ramoneur, voilà tout, mais le fabricant de porcelaine aurait aussi bien pu faire de lui un prince, c'était tout comme.</text:p>
      <text:p text:style-name="P69"/>
      <text:p text:style-name="P69">Il portait tout gentiment son échelle, son visage était rose et blanc comme celui d'une petite fille, ce qui était une erreur, car pour la vraisemblance il aurait pu être un peu noir aussi de visage. On l'avait posé à côté de la bergère, et puisqu'il en était ainsi, ils s'étaient fiancés, ils se convenaient, jeunes tous les deux, de même porcelaine et également fragiles.</text:p>
      <text:p text:style-name="P69"/>
      <text:p text:style-name="P69">Tout près d'eux et bien plus grand, était assis un vieux Chinois en porcelaine qui pouvait hocher de la tête. Il disait qu'il était le grand-père de la petite bergère ; il prétendait même avoir autorité sur elle, c'est pourquoi il inclinait la tête vers le</text:p>
      <text:p text:style-name="P69"/>
      <text:p text:style-name="P69">« sergentmajorgénéralcommandantenchefauxpiedsdebouc» qui avait demandé la main de la bergère.</text:p>
      <text:p text:style-name="P69"/>
      <text:p text:style-name="P69">- Tu auras là, dit le vieux Chinois, un mari qu'on croirait presque fait de bois d'acajou, qui peut te donner un titre ronflant, qui possède toute l'argenterie de l'armoire, sans compter ce qu'il garde dans des cachettes mystérieuses.</text:p>
      <text:p text:style-name="P69"/>
      <text:p text:style-name="P69">- Je ne veux pas du tout aller dans la sombre armoire, protesta la petite bergère, je me suis laissé dire qu'il y avait là-dedans onze femmes en porcelaine!</text:p>
      <text:p text:style-name="P69"/>
      <text:p text:style-name="P69">- Eh bien! tu seras la douzième. Cette nuit, quand la vieille armoire se mettra à craquer, vous vous marierez, aussi vrai que je suis Chinois. Et il s'endormit.</text:p>
      <text:p text:style-name="P69"/>
      <text:p text:style-name="P69">La petite bergère pleurait, elle regardait le ramoneur de porcelaine, le chéri de son cœur.</text:p>
      <text:p text:style-name="P69"/>
      <text:p text:style-name="P69">- Je crois, dit-elle, que je vais te demander de partir avec moi dans le vaste monde. Nous ne pouvons plus rester ici.</text:p>
      <text:p text:style-name="P69"/>
      <text:p text:style-name="P69"><text:soft-page-break/>- Je veux tout ce que tu veux, répondit-il; partons immédiatement, je pense que mon métier me permettra de te nourrir.</text:p>
      <text:p text:style-name="P69"/>
      <text:p text:style-name="P69">- Je voudrais déjà que nous soyons sains et saufs au bas de la table, dit-elle, je ne serai heureuse que quand nous serons partis.</text:p>
      <text:p text:style-name="P69"/>
      <text:p text:style-name="P69">Il la consola de son mieux et lui montra où elle devait poser son petit pied sur les feuillages sculptés longeant les pieds de la table; son échelle les aida du reste beaucoup.</text:p>
      <text:p text:style-name="P69"/>
      <text:p text:style-name="P69">Mais quand ils furent sur le parquet et qu'ils levèrent les yeux vers l'armoire, ils y virent une terrible agitation. Les cerfs avançaient la tête, dressaient leurs bois et tournaient le cou, le «sergentmajorgénéralcommandantenchefauxpiedsdebouc» bondit et cria :</text:p>
      <text:p text:style-name="P69"/>
      <text:p text:style-name="P69">- Ils se sauvent ! Ils se sauvent !</text:p>
      <text:p text:style-name="P69"/>
      <text:p text:style-name="P69">Effrayés, les jeunes gens sautèrent rapidement dans le tiroir du bas de l'armoire. Il y avait là quatre jeux de cartes incomplets et un petit théâtre de poupées, monté tant bien que mal. On y jouait la comédie, les dames de carreau et de cœur, de trèfle et de pique, assises au premier rang, s'éventaient avec leurs tulipes, les valets se tenaient debout derrière elles et montraient qu'ils avaient une tête en haut et une en bas, comme il sied quand on est une carte à jouer. La comédie racontait l'histoire de deux amoureux qui ne pouvaient pas être l'un à l'autre. La bergère en pleurait, c'était un peu sa propre histoire.</text:p>
      <text:p text:style-name="P69"/>
      <text:p text:style-name="P69">- Je ne peux pas le supporter, dit-elle, sortons de ce tiroir.</text:p>
      <text:p text:style-name="P69"/>
      <text:p text:style-name="P69">Mais dès qu'ils furent à nouveau sur le parquet, levant les yeux vers la table, ils aperçurent le vieux Chinois réveillé qui vacillait de tout son corps. Il s'effondra comme une masse sur le parquet.</text:p>
      <text:p text:style-name="P69"/>
      <text:p text:style-name="P69">- Voilà le vieux Chinois qui arrive, cria la petite bergère, et elle était si contrariée qu'elle tomba sur ses jolis genoux de porcelaine.</text:p>
      <text:p text:style-name="P69"/>
      <text:p text:style-name="P69">- Une idée me vient, dit le ramoneur. Si nous grimpions dans cette grande potiche qui est là dans le coin nous serions couchés sur les roses et la lavande y et pourrions lui jeter du sel dans les yeux quand il approcherait.</text:p>
      <text:p text:style-name="P69"><text:soft-page-break/></text:p>
      <text:p text:style-name="P69">- Cela ne va pas, dit la petite. Je sais que le vieux Chinois et la potiche ont été fiancés, il en reste toujours un peu de sympathie. Non, il n'y a rien d'autre à faire pour nous que de nous sauver dans le vaste monde.</text:p>
      <text:p text:style-name="P69"/>
      <text:p text:style-name="P69">- As-tu vraiment le courage de partir avec moi, as-tu réfléchi combien le monde est grand, et que nous ne pourrons jamais revenir ?</text:p>
      <text:p text:style-name="P69"/>
      <text:p text:style-name="P69">- J'y ai pensé, répondit-elle.</text:p>
      <text:p text:style-name="P69"/>
      <text:p text:style-name="P69">Alors, le ramoneur la regarda droit dans les yeux et dit :</text:p>
      <text:p text:style-name="P69"/>
      <text:p text:style-name="P69">- Mon chemin passe par la cheminée, as-tu le courage de grimper avec moi à travers le poêle, d'abord, le foyer, puis le tuyau où il fait nuit noire ? Après le poële, nous devons passer dans la cheminée elle-même ; à partir de là, je m'y entends, nous monterons si haut qu'ils ne pourront pas nous atteindre, et tout en haut, il y a un trou qui ouvre sur le monde.</text:p>
      <text:p text:style-name="P69"/>
      <text:p text:style-name="P69">Il la conduisit à la porte du poêle.</text:p>
      <text:p text:style-name="P69"/>
      <text:p text:style-name="P69">- Oh ! que c'est noir, dit-elle.</text:p>
      <text:p text:style-name="P69"/>
      <text:p text:style-name="P69">Mais elle le suivit à travers le foyer et le tuyau noirs comme la nuit.</text:p>
      <text:p text:style-name="P69"/>
      <text:p text:style-name="P69">- Nous voici dans la cheminée, cria le garçon. Vois, vois, là-haut brille la plus belle étoile.</text:p>
      <text:p text:style-name="P69"/>
      <text:p text:style-name="P69">Et c'était vrai, cette étoile semblait leur indiquer le chemin. Ils grimpaient et rampaient. Quelle affreuse route ! Mais il la soutenait et l'aidait, il lui montrait les bons endroits où appuyer ses fins petits pieds, et ils arrivèrent tout en haut de la cheminée, où ils s'assirent épuisés. Il y avait de quoi.</text:p>
      <text:p text:style-name="P69"/>
      <text:p text:style-name="P69">Au-dessus d'eux, le ciel et toutes ses étoiles, en dessous, les toits de la ville ; ils regardaient au loin, apercevant le monde. Jamais la bergère ne l'aurait imaginé ainsi. Elle appuya sa petite tête sur la poitrine du ramoneur et se mit à sangloter si fort que l'or qui garnissait sa ceinture craquait et tombait en morceaux.</text:p>
      <text:p text:style-name="P69"/>
      <text:p text:style-name="P69"><text:soft-page-break/>- C'est trop, gémit-elle, je ne peux pas le supporter. Le monde est trop grand. Que ne suis-je encore sur la petite table devant la glace, je ne serai heureuse que lorsque j'y serai retournée. Tu peux bien me ramener à la maison, si tu m'aimes un peu.</text:p>
      <text:p text:style-name="P69"/>
      <text:p text:style-name="P69">Le ramoneur lui parla raison, lui fit souvenir du vieux Chinois, du « sergentmajor- généralcommandantenchefauxpiedsdebouc», mais elle pleurait de plus en plus fort, elle embrassait son petit ramoneur chéri, de sorte qu'il n'y avait rien d'autre à faire que de lui obéir, bien qu'elle eût grand tort.</text:p>
      <text:p text:style-name="P69"/>
      <text:p text:style-name="P69">Alors ils rampèrent de nouveau avec beaucoup de peine pour descendre à travers la cheminée, le tuyau et le foyer ; ce n'était pas du tout agréable. Arrivés dans le poêle sombre, ils prêtèrent l'oreille à ce qui se passait dans le salon. Tout y était silencieux ; alors ils passèrent la tête et... horreur ! Au milieu du parquet gisait le vieux Chinois, tombé en voulant les poursuivre et cassé en trois morceaux ; il n'avait plus de dos et sa tête avait roulé dans un coin. Le sergent-major général se tenait là où il avait toujours été, méditatif.</text:p>
      <text:p text:style-name="P69"/>
      <text:p text:style-name="P69">- C'est affreux, murmura la petite bergère, le vieux grand-père est cassé et c'est de notre faute ; je n'y survivrai pas. Et, de désespoir, elle tordait ses jolies petites mains.</text:p>
      <text:p text:style-name="P69"/>
      <text:p text:style-name="P69">- On peut très bien le requinquer, affirma le ramoneur. Il n'y a qu'à le recoller, ne sois pas si désolée. Si on lui colle le dos et si on lui met une patte de soutien dans la nuque, il sera comme neuf et tout prêt à nous dire de nouveau des choses désagréables.</text:p>
      <text:p text:style-name="P69"/>
      <text:p text:style-name="P69">- Tu crois vraiment ?</text:p>
      <text:p text:style-name="P69"/>
      <text:p text:style-name="P69">Ils regrimpèrent sur la table où ils étaient primitivement.</text:p>
      <text:p text:style-name="P69"/>
      <text:p text:style-name="P69">- Nous voilà bien avancés, dit le ramoneur, nous aurions pu nous éviter le dérangement.</text:p>
      <text:p text:style-name="P69"/>
      <text:p text:style-name="P69">- Pourvu qu'on puisse recoller le grand-père. Crois-tu que cela coûterait très cher ? dit-elle.</text:p>
      <text:p text:style-name="P69"/>
      <text:p text:style-name="P69"><text:soft-page-break/>La famille fit mettre de la colle sur le dos du Chinois et un lien à son cou, et il fut comme neuf, mais il ne pouvait plus hocher la tête.</text:p>
      <text:p text:style-name="P69"/>
      <text:p text:style-name="P69">- Que vous êtes devenu hautain depuis que vous avez été cassé, dit le «sergent- majorgénéralcommandantenchefauxpiedsdebouc ». Il n'y a pas là de quoi être fier. Aurai-je ou n'aurai-pas ma bergère ?</text:p>
      <text:p text:style-name="P69"/>
      <text:p text:style-name="P69">Le ramoneur et la petite bergère jetaient un regard si émouvant vers le vieux Chinois, ils avaient si peur qu'il dise oui de la tête ; mais il ne pouvait plus la remuer. Et comme il lui était très désagréable de raconter à un étranger qu'il était obligé de porter un lien à son cou, les amoureux de porcelaine restèrent l'un près de l'autre, bénissant le pansement du grand-père et cela jusqu'au jour où eux-mêmes furent cassés.</text:p>
      <text:p text:style-name="P34"/>
      <text:p text:style-name="P39"><text:span text:style-name="T74">[</text:span><text:span text:style-name="T78">D</text:span><text:span text:style-name="T74">] </text:span><text:span text:style-name="T78">questions sur Jacques Prévert</text:span></text:p>
      <text:p text:style-name="P30"/>
      <text:p text:style-name="P62">Répondez en faisant des phrases :</text:p>
      <text:p text:style-name="P62"/>
      <text:p text:style-name="P64">1) Quelle est la nationalité de ce <text:span text:style-name="T99">poète ?</text:span></text:p>
      <text:p text:style-name="P64">2) Donnez ses dates de naissance et de décès.</text:p>
      <text:p text:style-name="P63">3) <text:span text:style-name="T100">En plus d’être poète, Jacques Prévert a eu bien d’autres activités. </text:span>En utilisant le raccourci-clavier vu en cours (CTRL+F) <text:span text:style-name="T101">et en cherchant les mots « activité principale », donnez la liste de chacune des ces activités </text:span><text:span text:style-name="T21">accompagnée d’une définition d</text:span><text:span text:style-name="T22">es mots trouvés</text:span><text:span text:style-name="T21">.</text:span></text:p>
      <text:p text:style-name="P64">4) En utilisant le raccourci-clavier vu en cours (CTRL+F) cherchez <text:span text:style-name="T100">ce qu’est un « inventaire à la Prévert »</text:span></text:p>
      <text:p text:style-name="P32"/>
      <text:p text:style-name="P40"><text:span text:style-name="T74">[</text:span><text:span text:style-name="T79">E</text:span><text:span text:style-name="T74">] </text:span><text:span text:style-name="T79">étude sur le robot </text:span><text:span text:style-name="T80">du </text:span><text:span text:style-name="T86">Roi et l’Oiseau</text:span></text:p>
      <text:p text:style-name="P31"/>
      <text:p text:style-name="P41"><text:span text:style-name="T102">(1) Dites</text:span> à quel moment, dans <text:span text:style-name="T50">Le Roi et l’Oiseau</text:span>, le robot géant fait son apparition. Expliquez ce que cette apparition a d’effrayant en décrivant comment le spectateur voit le robot arriver.</text:p>
      <text:p text:style-name="P41"/>
      <text:p text:style-name="P41"><text:span text:style-name="T102">(2) </text:span>Vous allez maintenant comparer <text:span text:style-name="T50">Le Roi et l’Oiseau</text:span><text:span text:style-name="T58"> avec un </text:span><text:span text:style-name="T62">extrait d’un </text:span><text:span text:style-name="T58">chef </text:span><text:span text:style-name="T61">d’œuvre</text:span><text:span text:style-name="T58"> japonais, </text:span><text:span text:style-name="T50">Le Château dans le Ciel</text:span><text:span text:style-name="T58"> </text:span><text:span text:style-name="T61">(1986). </text:span><text:span text:style-name="T59">Dans ce film, une petite fille est enlevée parce qu’elle possède un pouvoir extraordinaire lié à un médaillon. En particulier, elle est capable de réveiller un robot apparemment cassé… </text:span><text:span text:style-name="T81">Regardez maintenant un extrait du </text:span><text:span text:style-name="T85">Château dans le ciel</text:span><text:span text:style-name="T81"> : [0:50:40 → 0:56:50].</text:span></text:p>
      <text:p text:style-name="P45"/>
      <text:p text:style-name="P42"><text:span text:style-name="T82">(3) </text:span><text:span text:style-name="T81">En quoi le robot du </text:span><text:span text:style-name="T50">Château dans le Ciel</text:span><text:span text:style-name="T81"> est-il proche de celui du </text:span><text:span text:style-name="T50">Roi et l’Oiseau</text:span><text:span text:style-name="T81"> ? Vous devez trouver au moins trois points communs entre les deux.</text:span></text:p>
      <text:p text:style-name="P42"><text:span text:style-name="T81"/></text:p>
      <text:p text:style-name="P44"><text:span text:style-name="T82">(</text:span><text:span text:style-name="T83">4</text:span><text:span text:style-name="T82">) </text:span><text:span text:style-name="T81">En quoi le robot du </text:span><text:span text:style-name="T50">Château dans le Ciel</text:span><text:span text:style-name="T81"> </text:span><text:span text:style-name="T83">se comporte-t-il comme un être humain ? </text:span><text:span text:style-name="T84">En quoi se comporte-t-il comme un robot ?</text:span></text:p>
      <text:p text:style-name="P70"><text:soft-page-break/><text:span text:style-name="T90">[</text:span><text:span text:style-name="T91">F</text:span><text:span text:style-name="T90">] </text:span><text:span text:style-name="T92">étude sur l</text:span><text:span text:style-name="T93">e monde sous-terrain </text:span><text:span text:style-name="T94">de </text:span><text:span text:style-name="T87">Métropolis</text:span></text:p>
      <text:p text:style-name="P33"/>
      <text:p text:style-name="P43"><text:span text:style-name="T14">(1) </text:span>Vous allez maintenant comparer <text:span text:style-name="T50">Le Roi et l’Oiseau</text:span><text:span text:style-name="T58"> (1980) avec </text:span><text:span text:style-name="T62">extrait d’un </text:span><text:span text:style-name="T58">chef </text:span><text:span text:style-name="T63">d’œuvre</text:span><text:span text:style-name="T58"> allemand datant de 1927, </text:span><text:span text:style-name="T50">M</text:span><text:span text:style-name="T55">é</text:span><text:span text:style-name="T50">tropolis</text:span><text:span text:style-name="T58">. A cette époque, le cinéma est muet et vous n’entendrez aucun acteur parler. Mais des textes apparaissaient de temps en temps </text:span><text:span text:style-name="T64">(des « cartons ») </text:span><text:span text:style-name="T58">pour aider le spectateur à comprendre le film.</text:span></text:p>
      <text:p text:style-name="P43"><text:span text:style-name="T59"><text:tab/></text:span><text:span text:style-name="T56">Métropolis</text:span><text:span text:style-name="T59"> raconte l’histoire d’une révolte, celle d’esclaves enfermés sous terre pour le plaisir d’une ville faite pour les </text:span><text:span text:style-name="T60">plus </text:span><text:span text:style-name="T59">riches : Métropolis.</text:span></text:p>
      <text:p text:style-name="P51"/>
      <text:p text:style-name="P50"><text:span text:style-name="T89">(2) </text:span><text:span text:style-name="T88">Regardez maintenant un extrait de Métropolis : [0:03:00 → 0:05:35]</text:span></text:p>
      <text:p text:style-name="P49"/>
      <text:p text:style-name="P49"><text:span text:style-name="T113">(3) </text:span>Vous avez vu apparaître deux textes allemands différents. Qu’un élève germaniste lise les deux lignes suivantes. Ces deux lignes vous donneront la traduction de<text:span text:style-name="T117">s deux cartons</text:span>.</text:p>
      <text:p text:style-name="P52"/>
      <text:p text:style-name="P52"><text:tab/>* le premier (<text:span text:style-name="T49">Schicht</text:span>), signifie « la relève »</text:p>
      <text:p text:style-name="P52"><text:tab/>* le second (<text:span text:style-name="T49">Tief unter der Erde lag…</text:span>) signifie : « Profondément enfouie sous la terre, se trouvait la ville des travailleurs ».</text:p>
      <text:p text:style-name="P52"/>
      <text:p text:style-name="P49"><text:span text:style-name="T114">(4) </text:span>Regardez à nouveau ce passage de Métropolis [0:03:00 → 0:05:35] en faisant attention aux deux textes qui viennent d’être traduits.</text:p>
      <text:p text:style-name="P52"/>
      <text:p text:style-name="P46"><text:span text:style-name="T105">(5) Vous devriez trouver un détail dans ce</text:span><text:span text:style-name="T106">t</text:span><text:span text:style-name="T105"> </text:span><text:span text:style-name="T106">extrait</text:span><text:span text:style-name="T105"> de </text:span><text:span text:style-name="T51">Métropolis</text:span><text:span text:style-name="T105"> qui rappelle </text:span><text:span text:style-name="T51">Le Roi et l’Oiseau</text:span><text:span text:style-name="T105">. Quel est ce détail ? A quel moment apparaît-il dans Métropolis ? A quel moment apparaît-il dans </text:span><text:span text:style-name="T51">Le Roi et l’Oiseau</text:span><text:span text:style-name="T105"> ?</text:span></text:p>
      <text:p text:style-name="P46"><text:span text:style-name="T105"/></text:p>
      <text:p text:style-name="P48"><text:span text:style-name="T105">(6) </text:span><text:span text:style-name="T112">Grâce à un dictionnaire, c</text:span><text:span text:style-name="T105">herchez quelle est l’origine du mot « robot ».</text:span></text:p>
      <text:p text:style-name="P46"><text:span text:style-name="T105"/></text:p>
      <text:p text:style-name="P47"><text:span text:style-name="T107">(</text:span><text:span text:style-name="T111">7</text:span><text:span text:style-name="T107">) </text:span><text:span text:style-name="T109">Pourquoi peut-on dire que</text:span><text:span text:style-name="T105"> </text:span><text:span text:style-name="T109">les </text:span><text:span text:style-name="T108">ê</text:span><text:span text:style-name="T109">tres humains que l’on voit dans l’extrait de Métropolis ressemblent à des robo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MT1" style:family="text">
      <style:text-properties officeooo:rsid="016e6b9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grammaire de l’image : conte et étude filmique </text:span>F6 : <text:s/>(page <text:page-number text:select-page="current">6</text:page-number><text:s/>/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3:42:15.376784895</meta:creation-date>
    <meta:generator>LibreOffice/6.0.7.3$Linux_X86_64 LibreOffice_project/00m0$Build-3</meta:generator>
    <dc:date>2019-02-03T15:49:50.120235716</dc:date>
    <meta:editing-duration>PT8H27M34S</meta:editing-duration>
    <meta:editing-cycles>302</meta:editing-cycles>
    <meta:print-date>2019-01-17T07:04:38.529145682</meta:print-date>
    <meta:document-statistic meta:table-count="0" meta:image-count="0" meta:object-count="0" meta:page-count="8" meta:paragraph-count="108" meta:word-count="2659" meta:character-count="15046" meta:non-whitespace-character-count="12486"/>
  </office:meta>
</office:document-meta>
</file>